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04" calcext:value-type="float">
            <text:p>1504</text:p>
          </table:table-cell>
          <table:table-cell table:style-name="ce7" table:formula="of:=COUNTIF([.B7:.B999998];&quot;X&quot;)" office:value-type="float" office:value="1312" calcext:value-type="float">
            <text:p>1312</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0" calcext:value-type="float">
            <text:p>170</text:p>
          </table:table-cell>
          <table:table-cell table:style-name="ce25" table:formula="of:=SUM([.B2:.F2])" office:value-type="float" office:value="1598" calcext:value-type="float">
            <text:p>15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3" table:number-rows-repeated="104706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4">00/00/0000</text:date>, <text:time style:data-style-name="N2" text:time-value="19:44:58.9677353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24T19:46:01.383544552</dc:date>
    <meta:editing-duration>P1DT14H52M22S</meta:editing-duration>
    <meta:editing-cycles>1500</meta:editing-cycles>
    <meta:document-statistic meta:table-count="1" meta:cell-count="9081" meta:object-count="0"/>
  </office:meta>
</office:document-meta>
</file>